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Heading_20_1" style:list-style-name="WWNum4"/>
    <style:style style:name="P34" style:family="paragraph" style:parent-style-name="Heading_20_1" style:list-style-name="WWNum4">
      <style:paragraph-properties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es de gestió empresarial</text:span><text:span text:style-name="T2"><text:line-break/></text:span><text:span text:style-name="T3">UD 08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Data d’entrega<text:tab/>2</text:span></text:a></text:p>
          <text:p text:style-name="P13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3"><text:a xlink:type="simple" xlink:href="#_2itjvswydgw7" text:style-name="Index_20_Link" text:visited-style-name="Index_20_Link"><text:span text:style-name="T16">3. Citació demostració d’autoria dels exercicis i castic per còpia<text:tab/>3</text:span></text:a></text:p>
          <text:p text:style-name="P13"><text:a xlink:type="simple" xlink:href="#_42r7h17vh8ep" text:style-name="Index_20_Link" text:visited-style-name="Index_20_Link"><text:span text:style-name="T16">4. Activitats<text:tab/>3</text:span></text:a></text:p>
          <text:p text:style-name="P13"><text:a xlink:type="simple" xlink:href="#_ahjbpqqme8e0" text:style-name="Index_20_Link" text:visited-style-name="Index_20_Link"><text:span text:style-name="T16">4.1 <text:s/>Activitat 01<text:tab/>3</text:span>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<text:span text:style-name="T14">UD08. Activitats avaluables 01 (Semipresencial)</text:span></text:p>
      <text:list xml:id="list651425946" text:style-name="WWNum4">
        <text:list-item>
          <text:p text:style-name="P34"><text:bookmark text:name="_dbh0n1vac4c8"/>Data d’entrega</text:p>
        </text:list-item>
      </text:list>
      <text:p text:style-name="Standard"><text:span text:style-name="T10">Data límit d'entrega: </text:span><text:span text:style-name="T18">Dilluns 27 de gener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0816886640057" text:continue-numbering="true" text:style-name="WWNum4">
        <text:list-item>
          <text:p text:style-name="P34"><text:bookmark text:name="_9maybllx2a09"/><text:soft-page-break/>Observacions prèvies a la realització de la tasca avaluables</text:p>
        </text:list-item>
      </text:list>
      <text:list xml:id="list1404867285" text:style-name="WWNum3">
        <text:list-item>
          <text:p text:style-name="P23"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5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5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5">Quan s’entregue fitxers amb codi han d’estar correctament formatats i abundantment comentats. </text:p>
          <text:list>
            <text:list-item>
              <text:p text:style-name="P29"><text:span text:style-name="T18">Nota: podeu fer els comentaris dels programes a la llengua que vulgueu (Castellà, Valencià o Anglés).</text:span></text:p>
            </text:list-item>
          </text:list>
        </text:list-item>
      </text:list>
      <text:list xml:id="list1011025503" text:style-name="WWNum2"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20816293828095" text:continue-list="list120816886640057" text:style-name="WWNum4">
        <text:list-item>
          <text:p text:style-name="P33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8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0">La còpia es castiga amb el suspens del mòdul complet.</text:span></text:p>
      <text:list xml:id="list120816639134322" text:continue-numbering="true" text:style-name="WWNum4">
        <text:list-item>
          <text:p text:style-name="P34"><text:bookmark text:name="_42r7h17vh8ep"/>Activitats</text:p>
          <text:list>
            <text:list-item>
              <text:p text:style-name="P33"><text:bookmark text:name="_ahjbpqqme8e0"/>Activitat 01</text:p>
            </text:list-item>
          </text:list>
        </text:list-item>
      </text:list>
      <text:p text:style-name="Standard">Per aquesta activitat, ens basarem en exercicis del website <text:a xlink:type="simple" xlink:href="http://www.aprendemachinelearning.com/" text:style-name="ListLabel_20_28" text:visited-style-name="ListLabel_20_28"><text:span text:style-name="T21">http://www.aprendemachinelearning.com/</text:span></text:a>. Utilitzarem el seu material disponible al repositori de GitHub <text:a xlink:type="simple" xlink:href="https://github.com/jbagnato/machine-learning" text:style-name="ListLabel_20_28" text:visited-style-name="ListLabel_20_28"><text:span text:style-name="T21">https://github.com/jbagnato/machine-learning</text:span></text:a> (Fork del repositori també disponible en <text:a xlink:type="simple" xlink:href="https://github.com/sergarb1/machine-learning" text:style-name="ListLabel_20_28" text:visited-style-name="ListLabel_20_28"><text:span text:style-name="T21">https://github.com/sergarb1/machine-learning</text:span></text:a>).</text:p>
      <text:p text:style-name="Standard"/>
      <text:p text:style-name="Standard">L’activitat consisteix en:</text:p>
      <text:list xml:id="list3060680820" text:style-name="WWNum1">
        <text:list-item>
          <text:p text:style-name="P24">Descarrega localment el repositori.</text:p>
        </text:list-item>
        <text:list-item>
          <text:p text:style-name="P26">Instal·la (si cal) les biblioteques de Jupyter (“pip3 install jupyter”) els plugins de Jupyter Notebooks per a Visual Studio Code</text:p>
          <text:list>
            <text:list-item>
              <text:p text:style-name="P30"><text:soft-page-break/>Documentació Jupyter Notebooks</text:p>
              <text:list>
                <text:list-item>
                  <text:p text:style-name="P31"><text:a xlink:type="simple" xlink:href="https://jupyter-notebook.readthedocs.io/en/latest/" text:style-name="ListLabel_20_28" text:visited-style-name="ListLabel_20_28"><text:span text:style-name="T21">https://jupyter-notebook.readthedocs.io/en/latest/</text:span></text:a></text:p>
                </text:list-item>
              </text:list>
            </text:list-item>
            <text:list-item>
              <text:p text:style-name="P30">Plugin Jupyter Notebooks:</text:p>
              <text:list>
                <text:list-item>
                  <text:p text:style-name="P31"><text:a xlink:type="simple" xlink:href="https://marketplace.visualstudio.com/items?itemName=ms-toolsai.jupyter" text:style-name="ListLabel_20_28" text:visited-style-name="ListLabel_20_28"><text:span text:style-name="T21">https://marketplace.visualstudio.com/items?itemName=ms-toolsai.jupyter</text:span></text:a></text:p>
                </text:list-item>
              </text:list>
            </text:list-item>
            <text:list-item>
              <text:p text:style-name="P30">Tutorial bàsic Jupyter Notebooks: <text:s/></text:p>
              <text:list>
                <text:list-item>
                  <text:p text:style-name="P31"><text:a xlink:type="simple" xlink:href="https://code.visualstudio.com/docs/datascience/jupyter-notebooks" text:style-name="ListLabel_20_28" text:visited-style-name="ListLabel_20_28"><text:span text:style-name="T21">https://code.visualstudio.com/docs/datascience/jupyter-notebooks</text:span></text:a></text:p>
                </text:list-item>
                <text:list-item>
                  <text:p text:style-name="P31"><text:a xlink:type="simple" xlink:href="https://code.visualstudio.com/learn/educators/notebooks" text:style-name="ListLabel_20_28" text:visited-style-name="ListLabel_20_28"><text:span text:style-name="T21">https://code.visualstudio.com/learn/educators/notebooks</text:span></text:a></text:p>
                </text:list-item>
              </text:list>
            </text:list-item>
          </text:list>
        </text:list-item>
        <text:list-item>
          <text:p text:style-name="P26">Explora, posa en marxa i compren en profunditat els següents “Jupyter Notebooks” del repositori:</text:p>
          <text:list>
            <text:list-item>
              <text:p text:style-name="P30">Obligatoris:</text:p>
              <text:list>
                <text:list-item>
                  <text:p text:style-name="P31">“Manipulacion_datos_pandas.ipynb”</text:p>
                </text:list-item>
                <text:list-item>
                  <text:p text:style-name="P31">“Ejercicio_Regresion_Lineal.ipynb”.</text:p>
                </text:list-item>
              </text:list>
            </text:list-item>
            <text:list-item>
              <text:p text:style-name="P30">A elegir 2 de:</text:p>
              <text:list>
                <text:list-item>
                  <text:p text:style-name="P31">“Ejercicio_k-NearestNeighbor.ipynb”.</text:p>
                </text:list-item>
                <text:list-item>
                  <text:p text:style-name="P31">“Ejercicio_K_Means.ipynb”</text:p>
                </text:list-item>
                <text:list-item>
                  <text:p text:style-name="P31">“Ejercicio_Arbol_de_Decision.ipynb”</text:p>
                </text:list-item>
                <text:list-item>
                  <text:p text:style-name="P31">“Ejercicio_Object_Detection.ipynb”</text:p>
                </text:list-item>
              </text:list>
            </text:list-item>
          </text:list>
        </text:list-item>
        <text:list-item>
          <text:p text:style-name="P26">Presenta 4 vídeos (o si no pot ser, concerta cita per fer-ho en directe) on expliques en detall els 4 “Jupyter Notebooks”. Pots afegir comentaris al codi. Hauràs d’explicar:</text:p>
          <text:list>
            <text:list-item>
              <text:p text:style-name="P30">Línies de codi.</text:p>
            </text:list-item>
            <text:list-item>
              <text:p text:style-name="P30">Funció.</text:p>
            </text:list-item>
            <text:list-item>
              <text:p text:style-name="P30">Resultats (quan hi haja). </text:p>
            </text:list-item>
          </text:list>
        </text:list-item>
        <text:list-item>
          <text:p text:style-name="P28"><text:span text:style-name="T10">Important</text:span>: els vídeos <text:s/>seran privats per a mi amb l’únic fi de fe la correcció. Als vídeos només s’usaran com a forma d’avaluar el que sabeu. No avaluaré la qualitat del vídeo (no cal que feu una edició perfecta, ni que el vídeo estiga perfecte, poden haver-hi talls o moments de silenci, pot fer-se en castellà, etc.).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9" meta:word-count="787" meta:character-count="5275" meta:non-whitespace-character-count="4550"/>
    <meta:generator>LibreOfficeDev/6.0.5.2$Linux_X86_64 LibreOffice_project/</meta:generator>
  </office:meta>
</office:document-meta>
</file>